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Standardnípísmoodstavce" style:family="text">
      <style:text-properties fo:font-weight="bold" style:font-weight-asian="bold"/>
    </style:style>
    <style:style style:name="T14" style:parent-style-name="Standardnípísmoodstavce" style:family="text">
      <style:text-properties fo:font-weight="bold" style:font-weight-asian="bold"/>
    </style:style>
    <style:style style:name="T15" style:parent-style-name="Standardnípísmoodstavce" style:family="text">
      <style:text-properties fo:font-weight="bold" style:font-weight-asian="bold"/>
    </style:style>
    <style:style style:name="P16" style:parent-style-name="Základnítext" style:family="paragraph"/>
    <style:style style:name="P17" style:parent-style-name="Základnítext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K106 22/2020</text:p>
            <text:p text:style-name="Normální">KVOP-12741/2020</text:p>
            <text:p text:style-name="Normální">20. 3.<text:s/>2020</text:p>
          </table:table-cell>
          <table:table-cell table:style-name="TableCell12">
            <text:p text:style-name="Normální"/>
            <text:p text:style-name="Normální"/>
            <text:p text:style-name="Normální">Vážená paní <text:s text:c="4"/></text:p>
            <text:p text:style-name="Normální">Mgr.<text:s/>I K</text:p>
            <text:p text:style-name="Normální">advokátní kancelář s.r.o.</text:p>
            <text:p text:style-name="Normální"/>
            <text:p text:style-name="Normální"/>
            <text:p text:style-name="Normální"/>
            <text:p text:style-name="Normální"><text:span text:style-name="T13">ID</text:span><text:span text:style-name="T14"><text:s/>DS</text:span><text:span text:style-name="T15">: u8yhacj</text:span></text:p>
          </table:table-cell>
        </table:table-row>
      </table:table>
      <text:h text:style-name="Nadpis1" text:outline-level="1">Sdělení<text:s/>o poskytnutí informace<text:s/></text:h>
      <text:p text:style-name="Základnítext"/>
      <text:p text:style-name="Základnítext">Vážená paní<text:s/>magistro,</text:p>
      <text:p text:style-name="Základnítext">dne 17. 3. 2020 byla do Kanceláře veřejného ochránce práv doručena Vaše žádost podle zákona č. 106/1999 Sb., o svobodném přístupu k informacím, ve znění pozdějších předpisů, kterou žádáte o poskytnutí následujících informací:</text:p>
      <text:list text:style-name="LFO30" text:continue-numbering="true">
        <text:list-item>
          <text:p text:style-name="P16">Účastnil se jednání u kulatého stolu, jež se uskutečnilo dne 4. října 2017 v sídle Kanceláře veřejného ochránce práv ve věci sp. zn. 1187/2017/VOP/MPO, prof.<text:s/>XX, CSc.?</text:p>
        </text:list-item>
        <text:list-item>
          <text:p text:style-name="P17">Účastnil se jmenovaný jako zástupce některého ze stěžovatelů a pokud ano, kterého stěžovatele při tomto jednání jmenovaný zastupoval?</text:p>
        </text:list-item>
      </text:list>
      <text:p text:style-name="Základnítext">Ve smyslu zákona o svobodném přístupu k informacím, se poskytují níže uvedené informace:</text:p>
      <text:p text:style-name="Základnítext">K bodu č. 1</text:p>
      <text:p text:style-name="Základnítext">Ano</text:p>
      <text:p text:style-name="Základnítext">K bodu č. 2</text:p>
      <text:p text:style-name="Základnítext">Ne; vystupoval za odbornou instituci -<text:s/>Ústav výzkumu globální změny AV ČR, v. v. i.</text:p>
      <text:p text:style-name="Základnítext"/>
      <text:p text:style-name="Základnítext">S pozdravem</text:p>
      <text:p text:style-name="podpis">JUDr. Pavel Pořízek, Ph.D.<text:s/>v. r.</text:p>
      <text:p text:style-name="podpis">vedoucí Kanceláře veřejného ochránce práv</text:p>
      <text:p text:style-name="podpis">(podepsáno elektronick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7728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Kubikova</dc:creator>
    <meta:creation-date>2020-03-31T09:54:00Z</meta:creation-date>
    <dc:date>2020-03-31T09:54:00Z</dc:date>
    <meta:print-date>2016-06-27T06:08:00Z</meta:print-date>
    <meta:template xlink:href="05_odložení.dotm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1" meta:paragraph-count="2" meta:word-count="149" meta:character-count="1029" meta:row-count="7" meta:non-whitespace-character-count="882"/>
  </office:meta>
</office:document-meta>
</file>